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2340" officeooo:paragraph-rsid="00229e0c"/>
    </style:style>
    <style:style style:name="P2" style:family="paragraph" style:parent-style-name="Standard">
      <style:paragraph-properties fo:text-align="justify" style:justify-single-word="false"/>
      <style:text-properties officeooo:rsid="001f2340" officeooo:paragraph-rsid="001f2340"/>
    </style:style>
    <style:style style:name="P3" style:family="paragraph" style:parent-style-name="Standard">
      <style:paragraph-properties fo:text-align="justify" style:justify-single-word="false"/>
      <style:text-properties officeooo:rsid="001f2340" officeooo:paragraph-rsid="0021c82e"/>
    </style:style>
    <style:style style:name="P4" style:family="paragraph" style:parent-style-name="Standard">
      <style:paragraph-properties fo:text-align="justify" style:justify-single-word="false"/>
      <style:text-properties officeooo:rsid="0020deeb" officeooo:paragraph-rsid="0020deeb"/>
    </style:style>
    <style:style style:name="P5" style:family="paragraph" style:parent-style-name="Standard">
      <style:paragraph-properties fo:text-align="justify" style:justify-single-word="false"/>
      <style:text-properties officeooo:rsid="0020deeb" officeooo:paragraph-rsid="00245f84"/>
    </style:style>
    <style:style style:name="P6" style:family="paragraph" style:parent-style-name="Standard">
      <style:paragraph-properties fo:text-align="justify" style:justify-single-word="false"/>
      <style:text-properties officeooo:rsid="0020deeb" officeooo:paragraph-rsid="0021c82e"/>
    </style:style>
    <style:style style:name="P7" style:family="paragraph" style:parent-style-name="Standard">
      <style:paragraph-properties fo:text-align="justify" style:justify-single-word="false"/>
      <style:text-properties officeooo:rsid="0021c82e" officeooo:paragraph-rsid="0021c82e"/>
    </style:style>
    <style:style style:name="P8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9" style:family="paragraph" style:parent-style-name="Standard">
      <style:paragraph-properties fo:text-align="justify" style:justify-single-word="false"/>
      <style:text-properties officeooo:rsid="00229e0c" officeooo:paragraph-rsid="00245f84"/>
    </style:style>
    <style:style style:name="P10" style:family="paragraph" style:parent-style-name="Standard">
      <style:paragraph-properties fo:text-align="justify" style:justify-single-word="false"/>
      <style:text-properties officeooo:rsid="00245f84" officeooo:paragraph-rsid="00245f84"/>
    </style:style>
    <style:style style:name="P11" style:family="paragraph" style:parent-style-name="Standard">
      <style:paragraph-properties fo:text-align="center" style:justify-single-word="false"/>
      <style:text-properties fo:font-size="20pt" officeooo:rsid="00229e0c" officeooo:paragraph-rsid="00229e0c" style:font-size-asian="20pt" style:font-size-complex="20pt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229e0c" officeooo:paragraph-rsid="00229e0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29e0c" officeooo:paragraph-rsid="00229e0c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45f84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52a48" officeooo:paragraph-rsid="00252a48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rsid="0020deeb" officeooo:paragraph-rsid="0020deeb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rsid="0021c82e" officeooo:paragraph-rsid="0021c82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justify" style:justify-single-word="false"/>
      <style:text-properties officeooo:rsid="00252a48" officeooo:paragraph-rsid="00252a48"/>
    </style:style>
    <style:style style:name="P19" style:family="paragraph" style:parent-style-name="Standard">
      <style:paragraph-properties fo:text-align="justify" style:justify-single-word="false"/>
      <style:text-properties officeooo:rsid="0026cb53" officeooo:paragraph-rsid="0026cb53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f2340" officeooo:paragraph-rsid="001f2340"/>
    </style:style>
    <style:style style:name="P21" style:family="paragraph" style:parent-style-name="Standard">
      <style:paragraph-properties fo:text-align="justify" style:justify-single-word="false"/>
      <style:text-properties officeooo:rsid="001f2340" officeooo:paragraph-rsid="00245f84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a2ed8" officeooo:paragraph-rsid="002eb313"/>
    </style:style>
    <style:style style:name="P23" style:family="paragraph" style:parent-style-name="Standard" style:list-style-name="L2">
      <style:paragraph-properties fo:text-align="justify" style:justify-single-word="false"/>
      <style:text-properties fo:font-style="normal" officeooo:rsid="002bbd2a" officeooo:paragraph-rsid="002bbd2a" fo:background-color="#ffffff" style:font-style-asian="normal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245f84" officeooo:paragraph-rsid="00245f84"/>
    </style:style>
    <style:style style:name="P25" style:family="paragraph" style:parent-style-name="Standard">
      <style:paragraph-properties fo:text-align="justify" style:justify-single-word="false"/>
      <style:text-properties officeooo:rsid="0020deeb" officeooo:paragraph-rsid="00245f84"/>
    </style:style>
    <style:style style:name="P2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d0fda" style:font-size-asian="16pt" style:font-style-asian="italic" style:font-size-complex="16pt" style:font-style-complex="italic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d0fda" officeooo:paragraph-rsid="002d0fda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eb313" officeooo:paragraph-rsid="002eb313" style:font-size-asian="10.5pt" style:font-style-asian="normal" style:font-size-complex="12pt" style:font-style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officeooo:rsid="002eb313" officeooo:paragraph-rsid="002eb313" style:font-size-asian="10.5pt" style:font-style-asian="normal" style:font-size-complex="12pt" style:font-style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officeooo:rsid="002eb313" officeooo:paragraph-rsid="002f8cd1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29e0c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eb313" style:font-size-asian="10.5pt" style:font-style-asian="normal" style:font-size-complex="12pt" style:font-style-complex="normal"/>
    </style:style>
    <style:style style:name="P33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21c82e" officeooo:paragraph-rsid="0021c82e"/>
    </style:style>
    <style:style style:name="P35" style:family="paragraph" style:parent-style-name="Standard">
      <style:paragraph-properties fo:text-align="justify" style:justify-single-word="false"/>
      <style:text-properties officeooo:rsid="0026cb53" officeooo:paragraph-rsid="0026cb53"/>
    </style:style>
    <style:style style:name="P36" style:family="paragraph" style:parent-style-name="Standard">
      <style:paragraph-properties fo:text-align="justify" style:justify-single-word="false"/>
      <style:text-properties officeooo:rsid="002fc11b" officeooo:paragraph-rsid="002fc11b"/>
    </style:style>
    <style:style style:name="T1" style:family="text">
      <style:text-properties officeooo:rsid="0021c82e"/>
    </style:style>
    <style:style style:name="T2" style:family="text">
      <style:text-properties officeooo:rsid="00229e0c"/>
    </style:style>
    <style:style style:name="T3" style:family="text">
      <style:text-properties officeooo:rsid="00245f84"/>
    </style:style>
    <style:style style:name="T4" style:family="text">
      <style:text-properties fo:font-style="italic" officeooo:rsid="00245f84" style:font-style-asian="italic" style:font-style-complex="italic"/>
    </style:style>
    <style:style style:name="T5" style:family="text">
      <style:text-properties fo:font-style="italic" officeooo:rsid="00252a48" style:font-style-asian="italic" style:font-style-complex="italic"/>
    </style:style>
    <style:style style:name="T6" style:family="text">
      <style:text-properties fo:font-style="italic" fo:background-color="#0000ff" loext:char-shading-value="0" style:font-size-asian="10.5pt" style:font-style-asian="italic" style:font-style-complex="italic"/>
    </style:style>
    <style:style style:name="T7" style:family="text">
      <style:text-properties fo:font-style="italic" officeooo:rsid="00245f84" fo:background-color="#0000ff" loext:char-shading-value="0" style:font-size-asian="10.5pt" style:font-style-asian="italic" style:font-style-complex="italic"/>
    </style:style>
    <style:style style:name="T8" style:family="text">
      <style:text-properties fo:font-style="italic" officeooo:rsid="00229e0c" fo:background-color="#0000ff" loext:char-shading-value="0" style:font-size-asian="10.5pt" style:font-style-asian="italic" style:font-style-complex="italic"/>
    </style:style>
    <style:style style:name="T9" style:family="text">
      <style:text-properties fo:font-style="italic" officeooo:rsid="00245f84" fo:background-color="#0000ff" loext:char-shading-value="0" style:font-style-asian="italic" style:font-style-complex="italic"/>
    </style:style>
    <style:style style:name="T10" style:family="text">
      <style:text-properties fo:font-style="italic" fo:font-weight="bold" officeooo:rsid="00245f84" style:font-style-asian="italic" style:font-weight-asian="bold" style:font-style-complex="italic" style:font-weight-complex="bold"/>
    </style:style>
    <style:style style:name="T11" style:family="text">
      <style:text-properties officeooo:rsid="00252a48"/>
    </style:style>
    <style:style style:name="T12" style:family="text">
      <style:text-properties officeooo:rsid="0027aeae"/>
    </style:style>
    <style:style style:name="T13" style:family="text">
      <style:text-properties officeooo:rsid="00292bf4"/>
    </style:style>
    <style:style style:name="T14" style:family="text">
      <style:text-properties style:font-size-asian="10.5pt"/>
    </style:style>
    <style:style style:name="T15" style:family="text">
      <style:text-properties officeooo:rsid="002d0fda"/>
    </style:style>
    <style:style style:name="T16" style:family="text">
      <style:text-properties fo:font-style="normal" fo:background-color="#ffffff" loext:char-shading-value="0" style:font-size-asian="10.5pt" style:font-style-asian="normal" style:font-style-complex="normal"/>
    </style:style>
    <style:style style:name="T17" style:family="text">
      <style:text-properties fo:font-style="normal" officeooo:rsid="00245f84" fo:background-color="#ffffff" loext:char-shading-value="0" style:font-size-asian="10.5pt" style:font-style-asian="normal" style:font-style-complex="normal"/>
    </style:style>
    <style:style style:name="T18" style:family="text">
      <style:text-properties fo:font-style="normal" officeooo:rsid="0032a92a" fo:background-color="#ffffff" loext:char-shading-value="0" style:font-size-asian="10.5pt" style:font-style-asian="normal" style:font-style-complex="normal"/>
    </style:style>
    <style:style style:name="T19" style:family="text">
      <style:text-properties officeooo:rsid="0020deeb"/>
    </style:style>
    <style:style style:name="T20" style:family="text">
      <style:text-properties officeooo:rsid="002fc11b"/>
    </style:style>
    <style:style style:name="T21" style:family="text">
      <style:text-properties officeooo:rsid="0032a9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AMEN TIPO <text:span text:style-name="T13">A</text:span></text:p>
      <text:p text:style-name="P8"/>
      <text:p text:style-name="P8"/>
      <text:p text:style-name="P32">Crea un directorio denominado Examen y en el vas a realizar los ejercicios.</text:p>
      <text:p text:style-name="P32"/>
      <text:p text:style-name="P13">EJERCICIO 1</text:p>
      <text:p text:style-name="P31"/>
      <text:p text:style-name="P1">Realiza un programa <text:span text:style-name="T11">denominado </text:span><text:span text:style-name="T5">Ejercicio1.java</text:span><text:span text:style-name="T11">, </text:span>que dado dos números, imprima los números desde el primero al segundo, <text:span text:style-name="T2">ambos inclusive. D</text:span>ebes tener en cuenta lo siguiente:</text:p>
      <text:p text:style-name="P2"/>
      <text:p text:style-name="P2"><text:span text:style-name="T2">C</text:span>ompr<text:span text:style-name="T3">obar</text:span> que el primer número es mayor que el segundo. En caso que no sea así debe imprimir los número desde el segundo al primero <text:span text:style-name="T2">y e</text:span>n el caso que sean iguales deben indicar que son iguales <text:span text:style-name="T2">y no imprimir nada</text:span>.</text:p>
      <text:p text:style-name="P2"/>
      <text:p text:style-name="P12">Criterios de evaluación:</text:p>
      <text:p text:style-name="P2"/>
      <text:list xml:id="list1800321401025898844" text:style-name="L1">
        <text:list-item>
          <text:p text:style-name="P20">Lógica del programa: <text:span text:style-name="T7">1 pto.</text:span></text:p>
        </text:list-item>
        <text:list-item>
          <text:p text:style-name="P20">Si realizas el programa solicitando los datos con la clase Scanner o bien los pasa<text:span text:style-name="T21">s</text:span> como argumentos <text:span text:style-name="T2">(En caso de no hacerlo declara los dos datos dentro del programa): </text:span><text:span text:style-name="T8">1 pto.</text:span></text:p>
        </text:list-item>
        <text:list-item>
          <text:p text:style-name="P22"><text:span text:style-name="T16">Usando printf genera las salidas <text:s/>a pantalla </text:span><text:span text:style-name="T18">en dos columnas</text:span><text:span text:style-name="T16">:</text:span><text:span text:style-name="T17"> </text:span><text:span text:style-name="T7">1 pto.</text:span></text:p>
        </text:list-item>
        <text:list-item>
          <text:p text:style-name="P22"><text:span text:style-name="T19">Implementa el siguiente método, bien en el propio programa o bien en una clase separada:</text:span></text:p>
        </text:list-item>
      </text:list>
      <text:p text:style-name="P4"/>
      <text:p text:style-name="P16">public static double calcularValorMedio(int valorMenor, int valorMayor)</text:p>
      <text:p text:style-name="P4"/>
      <text:p text:style-name="P4"><text:span text:style-name="T2">Criterios de evaluación</text:span>:</text:p>
      <text:list xml:id="list5996208100149601888" text:style-name="L2">
        <text:list-item>
          <text:p text:style-name="P24">Lógica del método: <text:span text:style-name="T6">1 pto. </text:span></text:p>
        </text:list-item>
        <text:list-item>
          <text:p text:style-name="P23"><text:span text:style-name="T14">Realiza la llamada al método y muestra una salida, usando <text:s/>printf, como: </text:span><text:span text:style-name="T7">1 pto. </text:span></text:p>
          <text:p text:style-name="P34"><text:span text:style-name="T7"/></text:p>
        </text:list-item>
      </text:list>
      <text:p text:style-name="P7"/>
      <text:p text:style-name="P17">El valor medio 2 y 11 es 6,50.</text:p>
      <text:p text:style-name="P17"/>
      <text:p text:style-name="P5"/>
      <text:p text:style-name="P4"/>
      <text:p text:style-name="P14">EJERCICIO 2</text:p>
      <text:p text:style-name="P10"/>
      <text:p text:style-name="P6"><text:span text:style-name="T3">Crea un programa denominado </text:span><text:span text:style-name="T4">Ejercicio2.java</text:span><text:span text:style-name="T3"> que dada</text:span> una <text:span text:style-name="T1">frase</text:span> <text:s/><text:span text:style-name="T1">leída con la clase Scanner y que <text:s/>implemente la siguiente lógica: (en el caso que no seas capaz de usar la clase Scanner incluye la frase en el código fuente, esto te restará medio punto)</text:span></text:p>
      <text:p text:style-name="P6"/>
      <text:p text:style-name="P5"><text:span text:style-name="T3">Nos de el número de </text:span><text:span text:style-name="T10">z</text:span><text:span text:style-name="T4"> </text:span><text:span text:style-name="T3">y </text:span><text:span text:style-name="T10">c</text:span><text:span text:style-name="T3"> que contiene la frase. <text:s/></text:span><text:span text:style-name="T7">1 pto. </text:span></text:p>
      <text:p text:style-name="P9">Nos de el número de palabras <text:span text:style-name="T12">que </text:span>contiene. <text:span text:style-name="T3"><text:s/></text:span><text:span text:style-name="T7">1 pto. </text:span></text:p>
      <text:p text:style-name="P9">Nos de la frase en mayúscula y en minúscula concatenada <text:span text:style-name="T3"><text:s/></text:span><text:span text:style-name="T7">1 pto. </text:span></text:p>
      <text:p text:style-name="P21"/>
      <text:p text:style-name="P26">EJERCICIO <text:span text:style-name="T15">3</text:span></text:p>
      <text:p text:style-name="P27"/>
      <text:p text:style-name="P27">Crea un repositorio de git local (incluyendo un .gitignore que ignore los archivos de extensión .class) y realiza un primer commit con los dos archivos anteriores. </text:p>
      <text:p text:style-name="P27">Genera la documentación de la clase Ejercicio1, donde se incluya el autor y versión <text:span text:style-name="T20">en un directorio denominado doc</text:span></text:p>
      <text:p text:style-name="P28">Posteriormente sincroniza dicho repositorio local con un repositorio de gitHub.</text:p>
      <text:p text:style-name="P28"/>
      <text:p text:style-name="P28"><text:soft-page-break/>Criterios de evaluación:</text:p>
      <text:p text:style-name="P28"/>
      <text:list xml:id="list6399805758022054573" text:style-name="L3">
        <text:list-item>
          <text:p text:style-name="P29">Generas documentación: <text:span text:style-name="T9">1 pto. </text:span></text:p>
        </text:list-item>
        <text:list-item>
          <text:p text:style-name="P30">Utilizas repositorio local y remoto: <text:span text:style-name="T9">1 pto. </text:span></text:p>
        </text:list-item>
      </text:list>
      <text:p text:style-name="P3"/>
      <text:p text:style-name="P15">DOCUMENTOS A ENTREGAR:</text:p>
      <text:p text:style-name="P18"/>
      <text:p text:style-name="P19">Un archivo comprimido denominado nombreApellidos.tar.gz o nombreApellidos.zip que contenga los archivos fuente mas el directorio doc.</text:p>
      <text:p text:style-name="P36">En un comentario de alguna de las clases incluye tu dirección del repositorio de gitHub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7:23:39.727060903</meta:creation-date>
    <dc:date>2016-12-06T18:55:39.473958847</dc:date>
    <meta:editing-duration>PT1H21M4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382" meta:character-count="2252" meta:non-whitespace-character-count="1893"/>
  </office:meta>
</office:document-meta>
</file>